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6d4" officeooo:paragraph-rsid="000fb6d4"/>
    </style:style>
    <style:style style:name="P2" style:family="paragraph" style:parent-style-name="Standard">
      <style:text-properties officeooo:rsid="000fb6d4" officeooo:paragraph-rsid="00106279"/>
    </style:style>
    <style:style style:name="P3" style:family="paragraph" style:parent-style-name="Standard">
      <style:text-properties officeooo:paragraph-rsid="000fb6d4"/>
    </style:style>
    <style:style style:name="P4" style:family="paragraph" style:parent-style-name="Standard">
      <style:text-properties officeooo:paragraph-rsid="00106279"/>
    </style:style>
    <style:style style:name="P5" style:family="paragraph" style:parent-style-name="Standard">
      <style:text-properties officeooo:rsid="00106279" officeooo:paragraph-rsid="00106279"/>
    </style:style>
    <style:style style:name="T1" style:family="text">
      <style:text-properties officeooo:rsid="001062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presa <text:span text:style-name="T1">Cone</text:span></text:p>
      <text:p text:style-name="P1"/>
      <text:p text:style-name="Subtitle">Missão: Trazer tecnologia mais acessível para o Brasil</text:p>
      <text:p text:style-name="P1"/>
      <text:p text:style-name="Subtitle">Visão: Em cinco anos, eu quero que um bom celular custe R$ 100,00. </text:p>
      <text:p text:style-name="P1"/>
      <text:p text:style-name="Subtitle">Valores: Ética, <text:span text:style-name="T1">estímulo d</text:span>a concorrência, Open-Source <text:span text:style-name="T1">e </text:span>Desenvolvim<text:span text:style-name="T1">ento intelectual dos parceiros</text:span></text:p>
      <text:p text:style-name="P1"/>
      <text:h text:style-name="Heading_20_1" text:outline-level="1">Projeto 1: Comedouro automático</text:h>
      <text:p text:style-name="P3"/>
      <text:h text:style-name="Heading_20_2" text:outline-level="2">Introdução</text:h>
      <text:p text:style-name="P2">Um grande problema encontrado com donos de animais domésticos é controlar a quantidade e o horário em que seus animais domésticos se alimentam, sobretudo num mundo onde ficamos apenas a noite com seus animais.</text:p>
      <text:p text:style-name="P3"/>
      <text:h text:style-name="Heading_20_2" text:outline-level="2">Objetivo</text:h>
      <text:p text:style-name="P4"><text:span text:style-name="T1">O objetivo do projeto é desenvolver um comedouro automático para animais. Ele terá uma tampa, que será aberta e fechada automaticamente, no horário em que o dono desejar que o animal se alimente.</text:span></text:p>
      <text:p text:style-name="P4"/>
      <text:h text:style-name="Heading_20_2" text:outline-level="2">Metodologia</text:h>
      <text:p text:style-name="P5">Será fabricado um MVP do comedouro automático utilizando a placa de desenvolvimento ESP8266. Em seguida, será feito uma pesquisa com donos de cachorro, para saber se existe mercado neste segmento.</text:p>
      <text:p text:style-name="P5"/>
      <text:h text:style-name="Heading_20_2" text:outline-level="2">Resultados e Discussão</text:h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47:37.914870049</meta:creation-date>
    <dc:date>2018-10-16T12:03:45.703391854</dc:date>
    <meta:editing-duration>PT5M57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141" meta:character-count="912" meta:non-whitespace-character-count="782"/>
  </office:meta>
</office:document-meta>
</file>